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FeaturesFileMojo.prepa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erateFeaturesFileMojo.findServicemixBundle( Artifact 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erateFeaturesFileMojo.writeProjectDependencyFeatures( Prin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ateFeaturesFileMojo.writeBundle( PrintStream out , Artifact artifa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GenerateFeaturesFileMojo.getBestVersionForArtifact( Artifact artifact , List &lt; ArtifactVersion &gt; vers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GenerateFeaturesFileMojo.getDependencies( Artifact artif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ateFeaturesFileMojo.getReplacement( Artifact artifa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teFeaturesFileMojo.getStringNames( Properties 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FeaturesFileMojo.populateProperties(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ateFeaturesFileMojo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FeaturesFileMojo.writeBundle( PrintStream out , String groupId , String artifactId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ateFeaturesFileMojo.isBundle( Artifact 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GenerateFeaturesFileMojo.isValidDependency( Dependency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FeaturesFileMojo.writeCurrentProjectFeature( Prin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ateFeaturesFile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GenerateFeaturesFileMojo.isProvided( Artifact bund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